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6cm" fo:margin-left="0.064cm" table:align="left"/>
    </style:style>
    <style:style style:name="Table1.A" style:family="table-column">
      <style:table-column-properties style:column-width="3.369cm"/>
    </style:style>
    <style:style style:name="Table1.B" style:family="table-column">
      <style:table-column-properties style:column-width="3.371cm"/>
    </style:style>
    <style:style style:name="Table1.C" style:family="table-column">
      <style:table-column-properties style:column-width="3.392cm"/>
    </style:style>
    <style:style style:name="Table1.D" style:family="table-column">
      <style:table-column-properties style:column-width="3.413cm"/>
    </style:style>
    <style:style style:name="Table1.E" style:family="table-column">
      <style:table-column-properties style:column-width="3.41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2cm" fo:margin-left="0.064cm" table:align="left"/>
    </style:style>
    <style:style style:name="Table2.A" style:family="table-column">
      <style:table-column-properties style:column-width="2.087cm"/>
    </style:style>
    <style:style style:name="Table2.B" style:family="table-column">
      <style:table-column-properties style:column-width="8.114cm"/>
    </style:style>
    <style:style style:name="Table2.C" style:family="table-column">
      <style:table-column-properties style:column-width="1.912cm"/>
    </style:style>
    <style:style style:name="Table2.D" style:family="table-column">
      <style:table-column-properties style:column-width="1.499cm"/>
    </style:style>
    <style:style style:name="Table2.F" style:family="table-column">
      <style:table-column-properties style:column-width="1.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933cm"/>
    </style:style>
    <style:style style:name="Table2.7" style:family="table-row">
      <style:table-row-properties style:min-row-height="0.794cm"/>
    </style:style>
    <style:style style:name="Table2.8" style:family="table-row">
      <style:table-row-properties style:min-row-height="23.195cm"/>
    </style:style>
    <style:style style:name="Table2.9" style:family="table-row">
      <style:table-row-properties style:min-row-height="1.207cm"/>
    </style:style>
    <style:style style:name="Table2.10" style:family="table-row">
      <style:table-row-properties style:min-row-height="1.088cm"/>
    </style:style>
    <style:style style:name="P1" style:family="paragraph" style:parent-style-name="Text_20_body">
      <style:text-properties officeooo:rsid="001e9a0b" officeooo:paragraph-rsid="001e9a0b"/>
    </style:style>
    <style:style style:name="P2" style:family="paragraph" style:parent-style-name="Text_20_body">
      <style:text-properties officeooo:rsid="00202140" officeooo:paragraph-rsid="00202140"/>
    </style:style>
    <style:style style:name="P3" style:family="paragraph" style:parent-style-name="Table_20_Contents">
      <style:text-properties officeooo:rsid="001e9a0b" officeooo:paragraph-rsid="001e9a0b"/>
    </style:style>
    <style:style style:name="P4" style:family="paragraph" style:parent-style-name="Table_20_Contents">
      <style:text-properties officeooo:rsid="001e9a0b" officeooo:paragraph-rsid="0021f639"/>
    </style:style>
    <style:style style:name="P5" style:family="paragraph" style:parent-style-name="Table_20_Contents">
      <style:text-properties officeooo:rsid="001e9a0b" officeooo:paragraph-rsid="00288df8"/>
    </style:style>
    <style:style style:name="P6" style:family="paragraph" style:parent-style-name="Table_20_Contents">
      <style:text-properties officeooo:rsid="00202140" officeooo:paragraph-rsid="00202140"/>
    </style:style>
    <style:style style:name="P7" style:family="paragraph" style:parent-style-name="Table_20_Contents">
      <style:text-properties officeooo:rsid="00202140" officeooo:paragraph-rsid="00288df8"/>
    </style:style>
    <style:style style:name="P8" style:family="paragraph" style:parent-style-name="Table_20_Contents">
      <style:text-properties officeooo:rsid="0021f639" officeooo:paragraph-rsid="0021f639"/>
    </style:style>
    <style:style style:name="P9" style:family="paragraph" style:parent-style-name="Table_20_Contents">
      <style:text-properties officeooo:rsid="0021f639" officeooo:paragraph-rsid="00288df8"/>
    </style:style>
    <style:style style:name="P10" style:family="paragraph" style:parent-style-name="Table_20_Contents">
      <style:text-properties officeooo:rsid="0023c6ad" officeooo:paragraph-rsid="0023c6ad"/>
    </style:style>
    <style:style style:name="P11" style:family="paragraph" style:parent-style-name="Table_20_Contents">
      <style:text-properties officeooo:rsid="0023c6ad" officeooo:paragraph-rsid="00288df8"/>
    </style:style>
    <style:style style:name="P12" style:family="paragraph" style:parent-style-name="Table_20_Contents">
      <style:text-properties officeooo:rsid="00263d00" officeooo:paragraph-rsid="00263d00"/>
    </style:style>
    <style:style style:name="P13" style:family="paragraph" style:parent-style-name="Table_20_Contents">
      <style:text-properties officeooo:rsid="00263d00" officeooo:paragraph-rsid="00288df8"/>
    </style:style>
    <style:style style:name="P14" style:family="paragraph" style:parent-style-name="Table_20_Contents">
      <style:text-properties officeooo:rsid="0027ea0d" officeooo:paragraph-rsid="0027ea0d"/>
    </style:style>
    <style:style style:name="P15" style:family="paragraph" style:parent-style-name="Table_20_Contents">
      <style:text-properties officeooo:rsid="0027ea0d" officeooo:paragraph-rsid="00288df8"/>
    </style:style>
    <style:style style:name="P16" style:family="paragraph" style:parent-style-name="Table_20_Contents">
      <style:text-properties officeooo:paragraph-rsid="00288df8"/>
    </style:style>
    <style:style style:name="P17" style:family="paragraph" style:parent-style-name="Table_20_Contents">
      <style:text-properties officeooo:rsid="00288df8" officeooo:paragraph-rsid="00288df8"/>
    </style:style>
    <style:style style:name="P18" style:family="paragraph" style:parent-style-name="Standard">
      <style:text-properties officeooo:rsid="00288df8" officeooo:paragraph-rsid="00288df8"/>
    </style:style>
    <style:style style:name="P19" style:family="paragraph" style:parent-style-name="Standard">
      <style:text-properties officeooo:paragraph-rsid="00288df8"/>
    </style:style>
    <style:style style:name="P20" style:family="paragraph" style:parent-style-name="Table_20_Contents">
      <style:text-properties officeooo:rsid="002968fc" officeooo:paragraph-rsid="002968fc"/>
    </style:style>
    <style:style style:name="P21" style:family="paragraph" style:parent-style-name="Table_20_Contents">
      <style:text-properties officeooo:rsid="001e9a0b" officeooo:paragraph-rsid="00288df8"/>
    </style:style>
    <style:style style:name="P22" style:family="paragraph" style:parent-style-name="Table_20_Contents">
      <style:text-properties officeooo:rsid="001e9a0b" officeooo:paragraph-rsid="002968fc"/>
    </style:style>
    <style:style style:name="P23" style:family="paragraph" style:parent-style-name="Table_20_Contents">
      <style:text-properties officeooo:rsid="002b00a2" officeooo:paragraph-rsid="002b00a2"/>
    </style:style>
    <style:style style:name="P24" style:family="paragraph" style:parent-style-name="Table_20_Contents">
      <style:text-properties officeooo:rsid="002bdefa" officeooo:paragraph-rsid="002bdefa"/>
    </style:style>
    <style:style style:name="P25" style:family="paragraph" style:parent-style-name="Table_20_Contents">
      <style:text-properties officeooo:rsid="002dd923" officeooo:paragraph-rsid="002dd923"/>
    </style:style>
    <style:style style:name="T1" style:family="text">
      <style:text-properties officeooo:rsid="001e9a0b"/>
    </style:style>
    <style:style style:name="T2" style:family="text">
      <style:text-properties officeooo:rsid="0021f639"/>
    </style:style>
    <style:style style:name="T3" style:family="text">
      <style:text-properties officeooo:rsid="002968fc"/>
    </style:style>
    <style:style style:name="T4" style:family="text">
      <style:text-properties officeooo:rsid="002b00a2"/>
    </style:style>
    <style:style style:name="T5" style:family="text">
      <style:text-properties officeooo:rsid="002bde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: Ashutosh Singh</text:p>
      <text:p text:style-name="P2">Roll: 7216</text:p>
      <text:p text:style-name="P2">Class: COMP-B</text:p>
      <text:p text:style-name="P1"/>
      <text:p text:style-name="P1">Numbers of Operations performed for searching elemen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Input Size</text:p>
          </table:table-cell>
          <table:table-cell table:style-name="Table1.A1" office:value-type="string">
            <text:p text:style-name="P6">Element Searched</text:p>
          </table:table-cell>
          <table:table-cell table:style-name="Table1.A1" office:value-type="string">
            <text:p text:style-name="P3">Linear Search</text:p>
          </table:table-cell>
          <table:table-cell table:style-name="Table1.A1" office:value-type="string">
            <text:p text:style-name="Table_20_Contents"><text:s/><text:span text:style-name="T1">Binary Search</text:span></text:p>
          </table:table-cell>
          <table:table-cell table:style-name="Table1.E1" office:value-type="string">
            <text:p text:style-name="P10">Fibonacci Search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3</text:p>
          </table:table-cell>
          <table:table-cell table:style-name="Table1.E2" office:value-type="string">
            <text:p text:style-name="P12">2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4</text:p>
          </table:table-cell>
          <table:table-cell table:style-name="Table1.E2" office:value-type="string">
            <text:p text:style-name="P14">3</text:p>
          </table:table-cell>
        </table:table-row>
        <table:table-row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6">42</text:p>
          </table:table-cell>
          <table:table-cell table:style-name="Table1.A2" office:value-type="string">
            <text:p text:style-name="P6">42</text:p>
          </table:table-cell>
          <table:table-cell table:style-name="Table1.A2" office:value-type="string">
            <text:p text:style-name="P6">7</text:p>
          </table:table-cell>
          <table:table-cell table:style-name="Table1.E2" office:value-type="string">
            <text:p text:style-name="P12">4</text:p>
          </table:table-cell>
        </table:table-row>
        <table:table-row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6">97</text:p>
          </table:table-cell>
          <table:table-cell table:style-name="Table1.A2" office:value-type="string">
            <text:p text:style-name="P6">97</text:p>
          </table:table-cell>
          <table:table-cell table:style-name="Table1.A2" office:value-type="string">
            <text:p text:style-name="P6">5</text:p>
          </table:table-cell>
          <table:table-cell table:style-name="Table1.E2" office:value-type="string">
            <text:p text:style-name="P14">8</text:p>
          </table:table-cell>
        </table:table-row>
        <table:table-row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6</text:p>
          </table:table-cell>
          <table:table-cell table:style-name="Table1.E2" office:value-type="string">
            <text:p text:style-name="P14">4</text:p>
          </table:table-cell>
        </table:table-row>
        <table:table-row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8">426</text:p>
          </table:table-cell>
          <table:table-cell table:style-name="Table1.A2" office:value-type="string">
            <text:p text:style-name="P8">426</text:p>
          </table:table-cell>
          <table:table-cell table:style-name="Table1.A2" office:value-type="string">
            <text:p text:style-name="P8">10</text:p>
          </table:table-cell>
          <table:table-cell table:style-name="Table1.E2" office:value-type="string">
            <text:p text:style-name="P14">10</text:p>
          </table:table-cell>
        </table:table-row>
        <table:table-row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6</text:p>
          </table:table-cell>
          <table:table-cell table:style-name="Table1.E2" office:value-type="string">
            <text:p text:style-name="P14">8</text:p>
          </table:table-cell>
        </table:table-row>
        <table:table-row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8">678</text:p>
          </table:table-cell>
          <table:table-cell table:style-name="Table1.A2" office:value-type="string">
            <text:p text:style-name="P8">678</text:p>
          </table:table-cell>
          <table:table-cell table:style-name="Table1.A2" office:value-type="string">
            <text:p text:style-name="P8">10</text:p>
          </table:table-cell>
          <table:table-cell table:style-name="Table1.E2" office:value-type="string">
            <text:p text:style-name="P14">11</text:p>
          </table:table-cell>
        </table:table-row>
        <table:table-row>
          <table:table-cell table:style-name="Table1.A2" office:value-type="string">
            <text:p text:style-name="P3">1000<text:span text:style-name="T2">0</text:span>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3</text:p>
          </table:table-cell>
          <table:table-cell table:style-name="Table1.E2" office:value-type="string">
            <text:p text:style-name="P14">10</text:p>
          </table:table-cell>
        </table:table-row>
        <table:table-row>
          <table:table-cell table:style-name="Table1.A2" office:value-type="string">
            <text:p text:style-name="P4">1000<text:span text:style-name="T2">0</text:span></text:p>
          </table:table-cell>
          <table:table-cell table:style-name="Table1.A2" office:value-type="string">
            <text:p text:style-name="P8">5667</text:p>
          </table:table-cell>
          <table:table-cell table:style-name="Table1.A2" office:value-type="string">
            <text:p text:style-name="P8">5667</text:p>
          </table:table-cell>
          <table:table-cell table:style-name="Table1.A2" office:value-type="string">
            <text:p text:style-name="P8">13</text:p>
          </table:table-cell>
          <table:table-cell table:style-name="Table1.E2" office:value-type="string">
            <text:p text:style-name="P14">14</text:p>
          </table:table-cell>
        </table:table-row>
      </table:table>
      <text:p text:style-name="Standard"/>
      <text:p text:style-name="Standard"/>
      <text:p text:style-name="P18">Searching with random elements in list</text:p>
      <text:p text:style-name="P18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5">Input Size</text:p>
          </table:table-cell>
          <table:table-cell table:style-name="Table2.A1" office:value-type="string">
            <text:p text:style-name="P17">Input Array</text:p>
          </table:table-cell>
          <table:table-cell table:style-name="Table2.A1" office:value-type="string">
            <text:p text:style-name="P7">Element Searched</text:p>
          </table:table-cell>
          <table:table-cell table:style-name="Table2.A1" office:value-type="string">
            <text:p text:style-name="P5">Linear Search</text:p>
          </table:table-cell>
          <table:table-cell table:style-name="Table2.A1" office:value-type="string">
            <text:p text:style-name="P16"><text:s/><text:span text:style-name="T1">Binary Search</text:span></text:p>
          </table:table-cell>
          <table:table-cell table:style-name="Table2.F1" office:value-type="string">
            <text:p text:style-name="P11">Fibonacci Search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20">[5]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F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5">[5, 12, 8, 17, 4, 15, 2, 19, 11, 7]</text:p>
          </table:table-cell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23">10</text:p>
          </table:table-cell>
          <table:table-cell table:style-name="Table2.A2" office:value-type="string">
            <text:p text:style-name="P7">3</text:p>
          </table:table-cell>
          <table:table-cell table:style-name="Table2.F2" office:value-type="string">
            <text:p text:style-name="P13">2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5">[5, 12, <text:span text:style-name="T3">10</text:span>, 17, 4, 15, 2, 19, 11, 7]</text:p>
          </table:table-cell>
          <table:table-cell table:style-name="Table2.A2" office:value-type="string">
            <text:p text:style-name="P7">1<text:span text:style-name="T4">2</text:span></text:p>
          </table:table-cell>
          <table:table-cell table:style-name="Table2.A2" office:value-type="string">
            <text:p text:style-name="P23">7</text:p>
          </table:table-cell>
          <table:table-cell table:style-name="Table2.A2" office:value-type="string">
            <text:p text:style-name="P23">3</text:p>
          </table:table-cell>
          <table:table-cell table:style-name="Table2.F2" office:value-type="string">
            <text:p text:style-name="P15">3</text:p>
          </table:table-cell>
        </table:table-row>
        <table:table-row>
          <table:table-cell table:style-name="Table2.A2" office:value-type="string">
            <text:p text:style-name="P5">100</text:p>
          </table:table-cell>
          <table:table-cell table:style-name="Table2.A2" office:value-type="string">
            <text:p text:style-name="P5">[128, 73, 159, 54, 4, 96, 175, 32, 67, 97, 85, 142, 191, 53, 11, 112, 163, 7, 140, 78, 5, 15, 90, 138, 22, 108, 31, 16, 45, 88, 19, 29, 118, 25, 172, 77, 100, 121, 10, 153, 171, 80, 143, 156, 117, 169, 84, 38, 23, 126, 65, 124, 187, 44, 155, 66, 164, 103, 6, 52, 175, 20, 2, 67, 97, 79, 149, 57, 43, 156, 164, 149, 187, 192, 87, 141, 101, 134, 183, 137, 123, 69, 46, 106, 178, 194, 135, 139, 130, 3, 133, 81, 88, 111, 71, 170]</text:p>
          </table:table-cell>
          <table:table-cell table:style-name="Table2.A2" office:value-type="string">
            <text:p text:style-name="P7">42</text:p>
          </table:table-cell>
          <table:table-cell table:style-name="Table2.A2" office:value-type="string">
            <text:p text:style-name="P23">100</text:p>
          </table:table-cell>
          <table:table-cell table:style-name="Table2.A2" office:value-type="string">
            <text:p text:style-name="P7">7</text:p>
          </table:table-cell>
          <table:table-cell table:style-name="Table2.F2" office:value-type="string">
            <text:p text:style-name="P23">7</text:p>
          </table:table-cell>
        </table:table-row>
        <table:table-row table:style-name="Table2.6">
          <table:table-cell table:style-name="Table2.A2" office:value-type="string">
            <text:p text:style-name="P5">100</text:p>
          </table:table-cell>
          <table:table-cell table:style-name="Table2.A2" office:value-type="string">
            <text:p text:style-name="P5"><text:s/><text:span text:style-name="T3">Same as above</text:span></text:p>
          </table:table-cell>
          <table:table-cell table:style-name="Table2.A2" office:value-type="string">
            <text:p text:style-name="P7">97</text:p>
          </table:table-cell>
          <table:table-cell table:style-name="Table2.A2" office:value-type="string">
            <text:p text:style-name="P23">46</text:p>
          </table:table-cell>
          <table:table-cell table:style-name="Table2.A2" office:value-type="string">
            <text:p text:style-name="P23">6</text:p>
          </table:table-cell>
          <table:table-cell table:style-name="Table2.F2" office:value-type="string">
            <text:p text:style-name="P23">5</text:p>
          </table:table-cell>
        </table:table-row>
        <table:table-row table:style-name="Table2.7">
          <table:table-cell table:style-name="Table2.A2" office:value-type="string">
            <text:p text:style-name="P5">100</text:p>
          </table:table-cell>
          <table:table-cell table:style-name="Table2.A2" office:value-type="string">
            <text:p text:style-name="P22"><text:s/><text:span text:style-name="T3">Same as above</text:span></text:p>
          </table:table-cell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23">3</text:p>
          </table:table-cell>
          <table:table-cell table:style-name="Table2.A2" office:value-type="string">
            <text:p text:style-name="P23">5</text:p>
          </table:table-cell>
          <table:table-cell table:style-name="Table2.F2" office:value-type="string">
            <text:p text:style-name="P23">6</text:p>
          </table:table-cell>
        </table:table-row>
        <text:soft-page-break/>
        <table:table-row table:style-name="Table2.8">
          <table:table-cell table:style-name="Table2.A2" office:value-type="string">
            <text:p text:style-name="P5">1000</text:p>
          </table:table-cell>
          <table:table-cell table:style-name="Table2.A2" office:value-type="string">
            <text:p text:style-name="P5">[1578, 1632, 1219, 1820, 1545, 1491, 834, 1013, 1309, 1798, 1241, 1987, 1235, 1124, 1876, 1310, 15, 1882, 1849, 1446, 1712, 810, 529, 1948, 1302, 756, 1454, 894, 1196, 1034, 1549, 1372, 1163, 1315, 1440, 1507, 426, 1165, 1298, 1323, 1782, 1915, 1002, 1468, 1552, 1540, 1108, 1628, 1853, 1143, 1539, 1917, 1328, 1751, 1583, 1087, 1637, 1496, 1450, 1805, 1439, 1290, 1073, 1112, 1967, 1332, 1384, 1476, 1248, 1046, 1825, 1793, 1210, 1154, 1572, 1771, 1327, 1053, 1041, 1764, 1406, 1861, 1436, 1725, 1985, 1168, 1264, 1105, 1191, 1919, 1182, 1969, 1273, 1427, 1533, 1370, 1681, 1480, 1891, 1023, 1261, 1813, 1286, 1159, 1625, 1604, 1204, 1597, 1039, 1379, 1664, 1380, 1715, 1346, 1492, 1999, 1808, 1869, 1067, 1851, 1398, 1832, 1940, 1590, 1487, 1008, 1773, 1049, 1573, 1396, 1462, 1692, 1473, 1801, 1238, 1068, 1546, 1293, 1911, 1244, 1785, 1704, 1834, 1865, 1924, 1224, 1185, 1403, 1349, 1543, 1324, 1689, 1986, 1155, 1467, 1456, 1553, 1682, 1174, 1577, 1443, 1375, 1394, 1843, 1065, 1337, 1424, 1297, 1816, 1167, 1325, 1614, 1044, 1479, 1918, 1617, 1184, 1121, 1225, 1404, 1542, 1247, 1815, 1729, 1059, 1335, 1275, 1874, 1116, 1755, 1199, 1868, 1759, 1243, 1268, 1945, 1397, 1524, 1754, 1383, 1866, 1640, 1214, 1521, 1741, 1438, 1536, 1923, 1943, 1606, 1788, 1558, 1460, 1707, 1657, 1287, 1127, 1291, 1435, 1246, 1556, 1198, 1357, 1659, 1596, 1465, 1229, 1863, 1036, 1146, 1913, 1981, 1249, 1292, 1548, 1301, 1654, 1647, 1376, 1445, 1656, 1860, 1266, 1475, 1862, 1408, 1135, 1842, 1787, 1354, 1026, 1134, 1531, 1947, 1634, 1453, 1766, 1218, 1722, 1485, 1326, 1839, 1457, 1679, 1488, 1447, 1035, 1655, 1927, 1511, 1494, 1018, 1161, 1648, 1508, 1627, 1591, 1192]</text:p>
          </table:table-cell>
          <table:table-cell table:style-name="Table2.A2" office:value-type="string">
            <text:p text:style-name="P9">426</text:p>
          </table:table-cell>
          <table:table-cell table:style-name="Table2.A2" office:value-type="string">
            <text:p text:style-name="P24">37</text:p>
          </table:table-cell>
          <table:table-cell table:style-name="Table2.A2" office:value-type="string">
            <text:p text:style-name="P24">7</text:p>
          </table:table-cell>
          <table:table-cell table:style-name="Table2.F2" office:value-type="string">
            <text:p text:style-name="P24">6</text:p>
          </table:table-cell>
        </table:table-row>
        <table:table-row table:style-name="Table2.9">
          <table:table-cell table:style-name="Table2.A2" office:value-type="string">
            <text:p text:style-name="P5">1000</text:p>
          </table:table-cell>
          <table:table-cell table:style-name="Table2.A2" office:value-type="string">
            <text:p text:style-name="P22"><text:s/><text:span text:style-name="T3">Same as above</text:span></text:p>
          </table:table-cell>
          <table:table-cell table:style-name="Table2.A2" office:value-type="string">
            <text:p text:style-name="P9">15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5">8</text:p>
          </table:table-cell>
          <table:table-cell table:style-name="Table2.F2" office:value-type="string">
            <text:p text:style-name="P25">6</text:p>
          </table:table-cell>
        </table:table-row>
        <table:table-row table:style-name="Table2.10">
          <table:table-cell table:style-name="Table2.A2" office:value-type="string">
            <text:p text:style-name="P5">1000</text:p>
          </table:table-cell>
          <table:table-cell table:style-name="Table2.A2" office:value-type="string">
            <text:p text:style-name="P22"><text:s/><text:span text:style-name="T3">Same as above</text:span></text:p>
          </table:table-cell>
          <table:table-cell table:style-name="Table2.A2" office:value-type="string">
            <text:p text:style-name="P9">678</text:p>
          </table:table-cell>
          <table:table-cell table:style-name="Table2.A2" office:value-type="string">
            <text:p text:style-name="P24">1000</text:p>
          </table:table-cell>
          <table:table-cell table:style-name="Table2.A2" office:value-type="string">
            <text:p text:style-name="P25">9</text:p>
          </table:table-cell>
          <table:table-cell table:style-name="Table2.F2" office:value-type="string">
            <text:p text:style-name="P24">7</text:p>
          </table:table-cell>
        </table:table-row>
        <text:soft-page-break/>
        <table:table-row>
          <table:table-cell table:style-name="Table2.A2" office:value-type="string">
            <text:p text:style-name="P5">1000<text:span text:style-name="T2">0</text:span></text:p>
          </table:table-cell>
          <table:table-cell table:style-name="Table2.A2" office:value-type="string">
            <text:p text:style-name="P5">[13421, 18635, 8312, 1456, 56<text:span text:style-name="T5">67</text:span>, 13278, 11234, 4399, 7321, 8941, 15643, 6527, 18794, 18452, 1845, 15720, 14567, 897, 10367, 18934, 4732, 12468, 16277, 11833, 19123, 9810, 17021, 13455, 15678, 19800, 1125, 5620, 8543, 16849, 11111, 15789, 14876, 19871, 16789, 1234, 1587, 7591, 14857, 19999, 19542, 13455, 6212, 17854, 7945, 11989, 500, 14678, 14567, 15576, 13246, 8392, 11025, 16123, 16943, 12398, 5432, 19863, 9456, 13855, 6587, 12375, 11976, 12045, 19072, 12457, 19854, 16589, 17752, 5127, 14356, 19822, 16345, 12245, 19872, 17423, 18650, 12378, 7594, 15654, 17534, 17789, 5820, 17762, 18678, 19029, 16678, 19889, 13145, 8523, 12356, 15780, 16890, 14420, 17899, 5421, 17455, 19813, 13460, 16234, 17267, 15343, 19012, 5642, 10567, 7689, 19041, 18420, 17875, 16743, 12467, 15862, 8654, 10234, 16356, 8793, 13987, 10123, 16278, 12156, 18454, 14345, 17421, 16542, 17899, 11267, 16721, 16389, 17689, 14589, 12389, 7890, 13578, 19945, 8790, 16387, 5634, 17432, 15890, 19432, 19994, 14256, 19567, 19788, 14234, 19500, 15670, 17634, 17856, 11567, 18190, 19578, 16789, 19812, 11678, 16000, 11245, 18111, 11512, 16156, 19634, 13445, 12567, 19554, 19234, 13278, 14789, 17823, 16243, 18123, 16340, 17945, 11656, 12876, 13789, 13429, 18899, 16500, 19823, 12344, 17812, 14890, 15672, 19345, 15432, 12323, 13645, 13567, 16123, 17900, 12034, 16123, 15978, 19812, 19456, 12123, 15023, 13943, 17690, 14523, 12459, 15643, 18345, 19432, 12345, 19543, 15278, 17590, 19278, 17899, 15670, 15820, 15945, 16290, 13478, 13456, 18756, 19887, 18834, 17645, 13123, 18432, 15954, 15989, 16923, 19234, 19489, 17845, 19234, 16567, 11234, 17678, 12458, 17876, 14567, 12387, 16756, 12456, 13467, 16200, 19230, 12365, 18789, 14589, 19832, 15678, 18845, 19100, 19478, 14690, 17956, 13556, 19576, 19465, 16255, 14678, 19450, 18123, 16320, 15834, 17567, 19456, 19340, 17734, 18234, 14560, 19866, 19234, 14234, 12356]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1<text:span text:style-name="T5">0000</text:span></text:p>
          </table:table-cell>
          <table:table-cell table:style-name="Table2.A2" office:value-type="string">
            <text:p text:style-name="P9">13</text:p>
          </table:table-cell>
          <table:table-cell table:style-name="Table2.F2" office:value-type="string">
            <text:p text:style-name="P15">10</text:p>
          </table:table-cell>
        </table:table-row>
        <table:table-row>
          <table:table-cell table:style-name="Table2.A2" office:value-type="string">
            <text:p text:style-name="P5">1000<text:span text:style-name="T2">0</text:span></text:p>
          </table:table-cell>
          <table:table-cell table:style-name="Table2.A2" office:value-type="string">
            <text:p text:style-name="P22"><text:s/><text:span text:style-name="T3">Same as above</text:span></text:p>
          </table:table-cell>
          <table:table-cell table:style-name="Table2.A2" office:value-type="string">
            <text:p text:style-name="P9">5667</text:p>
          </table:table-cell>
          <table:table-cell table:style-name="Table2.A2" office:value-type="string">
            <text:p text:style-name="P9">5667</text:p>
          </table:table-cell>
          <table:table-cell table:style-name="Table2.A2" office:value-type="string">
            <text:p text:style-name="P24">9</text:p>
          </table:table-cell>
          <table:table-cell table:style-name="Table2.F2" office:value-type="string">
            <text:p text:style-name="P24">8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2T10:19:02.523507886</meta:creation-date>
    <meta:generator>LibreOffice/6.0.7.3$Linux_X86_64 LibreOffice_project/00m0$Build-3</meta:generator>
    <dc:date>2024-09-02T12:10:39.654199627</dc:date>
    <meta:editing-duration>PT21M43S</meta:editing-duration>
    <meta:editing-cycles>5</meta:editing-cycles>
    <meta:document-statistic meta:table-count="2" meta:image-count="0" meta:object-count="0" meta:page-count="3" meta:paragraph-count="137" meta:word-count="837" meta:character-count="4612" meta:non-whitespace-character-count="3905"/>
  </office:meta>
</office:document-meta>
</file>